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28.1pt"/>
    </style:style>
    <style:style style:name="co2" style:family="table-column">
      <style:table-column-properties fo:break-before="auto" style:column-width="443.85pt"/>
    </style:style>
    <style:style style:name="co3" style:family="table-column">
      <style:table-column-properties fo:break-before="auto" style:column-width="174.44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144.34pt"/>
    </style:style>
    <style:style style:name="ro1" style:family="table-row">
      <style:table-row-properties style:row-height="33.8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fo:font-size="28pt" style:font-size-asian="28pt" style:font-size-complex="28pt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2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28pt" style:language-asian="zh" style:country-asian="CN" style:font-style-asian="normal" style:font-weight-asian="normal" style:font-size-complex="2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2">
      <style:text-properties fo:font-size="28pt" style:font-size-asian="28pt" style:font-size-complex="28pt"/>
    </style:style>
    <style:style style:name="ce4" style:family="table-cell" style:parent-style-name="Default" style:data-style-name="N37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3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4" table:default-cell-style-name="Default"/>
        <table:table-column table:style-name="co4" table:number-columns-repeated="1017" table:default-cell-style-name="ce1"/>
        <table:table-row table:style-name="ro1">
          <table:table-cell table:number-columns-repeated="2"/>
          <table:table-cell table:formula="of:=5906.77-5826.54" office:value-type="float" office:value="80.2300000000005" calcext:value-type="float">
            <text:p>80.23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UMME</text:p>
          </table:table-cell>
          <table:table-cell table:formula="of:=SUM([.C6:.C140])" office:value-type="float" office:value="-108.659999999999" calcext:value-type="float">
            <text:p>-108.66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-12</text:p>
          </table:table-cell>
          <table:table-cell office:value-type="string" calcext:value-type="string">
            <text:p>PlusKonto</text:p>
          </table:table-cell>
          <table:table-cell office:value-type="float" office:value="-23.97" calcext:value-type="float">
            <text:p>-23.97</text:p>
          </table:table-cell>
          <table:table-cell/>
          <table:table-cell table:formula="of:=[.E$142]+SUM([.C6:.C$140])" office:value-type="float" office:value="5798.11" calcext:value-type="float">
            <text:p>5798.1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2-12</text:p>
          </table:table-cell>
          <table:table-cell office:value-type="string" calcext:value-type="string">
            <text:p>Ruttkowski</text:p>
          </table:table-cell>
          <table:table-cell office:value-type="float" office:value="-122.81" calcext:value-type="float">
            <text:p>-122.81</text:p>
          </table:table-cell>
          <table:table-cell/>
          <table:table-cell table:formula="of:=[.E$142]+SUM([.C7:.C$140])" office:value-type="float" office:value="5822.08" calcext:value-type="float">
            <text:p>5822.0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5-12</text:p>
          </table:table-cell>
          <table:table-cell office:value-type="string" calcext:value-type="string">
            <text:p>VerwaltunRabe</text:p>
          </table:table-cell>
          <table:table-cell office:value-type="float" office:value="-145.2" calcext:value-type="float">
            <text:p>-145.20</text:p>
          </table:table-cell>
          <table:table-cell/>
          <table:table-cell table:formula="of:=[.E$142]+SUM([.C8:.C$140])" office:value-type="float" office:value="5944.89" calcext:value-type="float">
            <text:p>5944.8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8-12</text:p>
          </table:table-cell>
          <table:table-cell office:value-type="string" calcext:value-type="string">
            <text:p>STADTWERKEWALDKIRCH</text:p>
          </table:table-cell>
          <table:table-cell office:value-type="float" office:value="-155" calcext:value-type="float">
            <text:p>-155.00</text:p>
          </table:table-cell>
          <table:table-cell/>
          <table:table-cell table:formula="of:=[.E$142]+SUM([.C9:.C$140])" office:value-type="float" office:value="6090.09" calcext:value-type="float">
            <text:p>6090.0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9-12</text:p>
          </table:table-cell>
          <table:table-cell office:value-type="string" calcext:value-type="string">
            <text:p>ALTELEIPZIGER</text:p>
          </table:table-cell>
          <table:table-cell office:value-type="float" office:value="3730.42" calcext:value-type="float">
            <text:p>3730.42</text:p>
          </table:table-cell>
          <table:table-cell/>
          <table:table-cell table:formula="of:=[.E$142]+SUM([.C10:.C$140])" office:value-type="float" office:value="6245.09" calcext:value-type="float">
            <text:p>6245.0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4-11</text:p>
          </table:table-cell>
          <table:table-cell office:value-type="string" calcext:value-type="string">
            <text:p>LERNER</text:p>
          </table:table-cell>
          <table:table-cell office:value-type="float" office:value="-54.74" calcext:value-type="float">
            <text:p>-54.74</text:p>
          </table:table-cell>
          <table:table-cell/>
          <table:table-cell table:formula="of:=[.E$142]+SUM([.C11:.C$140])" office:value-type="float" office:value="2514.67" calcext:value-type="float">
            <text:p>2514.6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30-11</text:p>
          </table:table-cell>
          <table:table-cell office:value-type="string" calcext:value-type="string">
            <text:p>BADENOVA</text:p>
          </table:table-cell>
          <table:table-cell office:value-type="float" office:value="-21" calcext:value-type="float">
            <text:p>-21.00</text:p>
          </table:table-cell>
          <table:table-cell/>
          <table:table-cell table:formula="of:=[.E$142]+SUM([.C12:.C$140])" office:value-type="float" office:value="2569.41" calcext:value-type="float">
            <text:p>2569.4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30-11</text:p>
          </table:table-cell>
          <table:table-cell office:value-type="string" calcext:value-type="string">
            <text:p>BNETZE</text:p>
          </table:table-cell>
          <table:table-cell office:value-type="float" office:value="-74" calcext:value-type="float">
            <text:p>-74.00</text:p>
          </table:table-cell>
          <table:table-cell/>
          <table:table-cell table:formula="of:=[.E$142]+SUM([.C13:.C$140])" office:value-type="float" office:value="2590.41" calcext:value-type="float">
            <text:p>2590.4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30-11</text:p>
          </table:table-cell>
          <table:table-cell table:style-name="ce2" office:value-type="string" calcext:value-type="string">
            <text:p>STADTWERKEWALDKIRCH</text:p>
          </table:table-cell>
          <table:table-cell office:value-type="float" office:value="-155" calcext:value-type="float">
            <text:p>-155.00</text:p>
          </table:table-cell>
          <table:table-cell/>
          <table:table-cell table:formula="of:=[.E$142]+SUM([.C14:.C$140])" office:value-type="float" office:value="2664.41" calcext:value-type="float">
            <text:p>2664.4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-12</text:p>
          </table:table-cell>
          <table:table-cell office:value-type="string" calcext:value-type="string">
            <text:p>NKROEDER</text:p>
          </table:table-cell>
          <table:table-cell office:value-type="float" office:value="140" calcext:value-type="float">
            <text:p>140.00</text:p>
          </table:table-cell>
          <table:table-cell/>
          <table:table-cell table:formula="of:=[.E$142]+SUM([.C15:.C$140])" office:value-type="float" office:value="2819.41" calcext:value-type="float">
            <text:p>2819.4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-12</text:p>
          </table:table-cell>
          <table:table-cell office:value-type="string" calcext:value-type="string">
            <text:p>NKPETER</text:p>
          </table:table-cell>
          <table:table-cell office:value-type="float" office:value="220" calcext:value-type="float">
            <text:p>220.00</text:p>
          </table:table-cell>
          <table:table-cell/>
          <table:table-cell table:formula="of:=[.E$142]+SUM([.C16:.C$140])" office:value-type="float" office:value="2679.41" calcext:value-type="float">
            <text:p>2679.4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-12</text:p>
          </table:table-cell>
          <table:table-cell office:value-type="string" calcext:value-type="string">
            <text:p>ALLIANZ</text:p>
          </table:table-cell>
          <table:table-cell office:value-type="float" office:value="-98.62" calcext:value-type="float">
            <text:p>-98.62</text:p>
          </table:table-cell>
          <table:table-cell/>
          <table:table-cell table:formula="of:=[.E$142]+SUM([.C17:.C$140])" office:value-type="float" office:value="2459.41" calcext:value-type="float">
            <text:p>2459.4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4-12</text:p>
          </table:table-cell>
          <table:table-cell office:value-type="string" calcext:value-type="string">
            <text:p>EINLAGENALEX</text:p>
          </table:table-cell>
          <table:table-cell office:value-type="float" office:value="70" calcext:value-type="float">
            <text:p>70.00</text:p>
          </table:table-cell>
          <table:table-cell/>
          <table:table-cell table:formula="of:=[.E$142]+SUM([.C18:.C$140])" office:value-type="float" office:value="2558.03" calcext:value-type="float">
            <text:p>2558.03</text:p>
          </table:table-cell>
          <table:table-cell/>
          <table:table-cell table:style-name="ce4"/>
          <table:table-cell table:number-columns-repeated="1017"/>
        </table:table-row>
        <table:table-row table:style-name="ro1">
          <table:table-cell office:value-type="string" calcext:value-type="string">
            <text:p>4-12</text:p>
          </table:table-cell>
          <table:table-cell office:value-type="string" calcext:value-type="string">
            <text:p>NKHOLGER</text:p>
          </table:table-cell>
          <table:table-cell office:value-type="float" office:value="200" calcext:value-type="float">
            <text:p>200.00</text:p>
          </table:table-cell>
          <table:table-cell/>
          <table:table-cell table:formula="of:=[.E$142]+SUM([.C19:.C$140])" office:value-type="float" office:value="2488.03" calcext:value-type="float">
            <text:p>2488.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7-11</text:p>
          </table:table-cell>
          <table:table-cell office:value-type="string" calcext:value-type="string">
            <text:p>GEBUERNBANK</text:p>
          </table:table-cell>
          <table:table-cell office:value-type="float" office:value="-4" calcext:value-type="float">
            <text:p>-4.00</text:p>
          </table:table-cell>
          <table:table-cell/>
          <table:table-cell table:formula="of:=[.E$142]+SUM([.C20:.C$140])" office:value-type="float" office:value="2288.03" calcext:value-type="float">
            <text:p>2288.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-11</text:p>
          </table:table-cell>
          <table:table-cell office:value-type="string" calcext:value-type="string">
            <text:p>ALTELEIPZIGER</text:p>
          </table:table-cell>
          <table:table-cell office:value-type="float" office:value="195" calcext:value-type="float">
            <text:p>195.00</text:p>
          </table:table-cell>
          <table:table-cell/>
          <table:table-cell table:formula="of:=[.E$142]+SUM([.C21:.C$140])" office:value-type="float" office:value="2292.03" calcext:value-type="float">
            <text:p>2292.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4-11</text:p>
          </table:table-cell>
          <table:table-cell office:value-type="string" calcext:value-type="string">
            <text:p>EPRIMO</text:p>
          </table:table-cell>
          <table:table-cell office:value-type="float" office:value="-132.4" calcext:value-type="float">
            <text:p>-132.40</text:p>
          </table:table-cell>
          <table:table-cell/>
          <table:table-cell table:formula="of:=[.E$142]+SUM([.C22:.C$140])" office:value-type="float" office:value="2097.03" calcext:value-type="float">
            <text:p>2097.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5-11</text:p>
          </table:table-cell>
          <table:table-cell office:value-type="string" calcext:value-type="string">
            <text:p>VerwaltunRabe</text:p>
          </table:table-cell>
          <table:table-cell table:formula="of:=-145.2" office:value-type="float" office:value="-145.2" calcext:value-type="float">
            <text:p>-145.20</text:p>
          </table:table-cell>
          <table:table-cell/>
          <table:table-cell table:formula="of:=[.E$142]+SUM([.C23:.C$140])" office:value-type="float" office:value="2229.43" calcext:value-type="float">
            <text:p>2229.4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7-11</text:p>
          </table:table-cell>
          <table:table-cell office:value-type="string" calcext:value-type="string">
            <text:p>SCHMID</text:p>
          </table:table-cell>
          <table:table-cell office:value-type="float" office:value="-1263.09" calcext:value-type="float">
            <text:p>-1263.09</text:p>
          </table:table-cell>
          <table:table-cell/>
          <table:table-cell table:formula="of:=[.E$142]+SUM([.C24:.C$140])" office:value-type="float" office:value="2374.63" calcext:value-type="float">
            <text:p>2374.6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3-11</text:p>
          </table:table-cell>
          <table:table-cell office:value-type="string" calcext:value-type="string">
            <text:p>DIEKUECHE</text:p>
          </table:table-cell>
          <table:table-cell office:value-type="float" office:value="-739.5" calcext:value-type="float">
            <text:p>-739.50</text:p>
          </table:table-cell>
          <table:table-cell/>
          <table:table-cell table:formula="of:=[.E$142]+SUM([.C25:.C$140])" office:value-type="float" office:value="3637.72" calcext:value-type="float">
            <text:p>3637.7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8-11</text:p>
          </table:table-cell>
          <table:table-cell office:value-type="string" calcext:value-type="string">
            <text:p>NKHOLGER</text:p>
          </table:table-cell>
          <table:table-cell office:value-type="float" office:value="200" calcext:value-type="float">
            <text:p>200.00</text:p>
          </table:table-cell>
          <table:table-cell/>
          <table:table-cell table:formula="of:=[.E$142]+SUM([.C26:.C$140])" office:value-type="float" office:value="4377.22" calcext:value-type="float">
            <text:p>4377.2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30-10</text:p>
          </table:table-cell>
          <table:table-cell office:value-type="string" calcext:value-type="string">
            <text:p>ALTELEIPZIGER</text:p>
          </table:table-cell>
          <table:table-cell office:value-type="float" office:value="-195" calcext:value-type="float">
            <text:p>-195.00</text:p>
          </table:table-cell>
          <table:table-cell/>
          <table:table-cell table:formula="of:=[.E$142]+SUM([.C27:.C$140])" office:value-type="float" office:value="4177.22" calcext:value-type="float">
            <text:p>4177.2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30-10</text:p>
          </table:table-cell>
          <table:table-cell office:value-type="string" calcext:value-type="string">
            <text:p>ALTELEIPZIGER</text:p>
          </table:table-cell>
          <table:table-cell office:value-type="float" office:value="-195" calcext:value-type="float">
            <text:p>-195.00</text:p>
          </table:table-cell>
          <table:table-cell/>
          <table:table-cell table:formula="of:=[.E$142]+SUM([.C28:.C$140])" office:value-type="float" office:value="4372.22" calcext:value-type="float">
            <text:p>4372.2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-11</text:p>
          </table:table-cell>
          <table:table-cell office:value-type="string" calcext:value-type="string">
            <text:p>NKPETER</text:p>
          </table:table-cell>
          <table:table-cell office:value-type="float" office:value="220" calcext:value-type="float">
            <text:p>220.00</text:p>
          </table:table-cell>
          <table:table-cell/>
          <table:table-cell table:formula="of:=[.E$142]+SUM([.C29:.C$140])" office:value-type="float" office:value="4567.22" calcext:value-type="float">
            <text:p>4567.2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-11</text:p>
          </table:table-cell>
          <table:table-cell office:value-type="string" calcext:value-type="string">
            <text:p>EINLAGENALEX</text:p>
          </table:table-cell>
          <table:table-cell office:value-type="float" office:value="70" calcext:value-type="float">
            <text:p>70.00</text:p>
          </table:table-cell>
          <table:table-cell/>
          <table:table-cell table:formula="of:=[.E$142]+SUM([.C30:.C$140])" office:value-type="float" office:value="4347.22" calcext:value-type="float">
            <text:p>4347.2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-11</text:p>
          </table:table-cell>
          <table:table-cell office:value-type="string" calcext:value-type="string">
            <text:p>NKROEDER</text:p>
          </table:table-cell>
          <table:table-cell office:value-type="float" office:value="140" calcext:value-type="float">
            <text:p>140.00</text:p>
          </table:table-cell>
          <table:table-cell/>
          <table:table-cell table:formula="of:=[.E$142]+SUM([.C31:.C$140])" office:value-type="float" office:value="4277.22" calcext:value-type="float">
            <text:p>4277.2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30-10</text:p>
          </table:table-cell>
          <table:table-cell office:value-type="string" calcext:value-type="string">
            <text:p>BADENOVA</text:p>
          </table:table-cell>
          <table:table-cell office:value-type="float" office:value="-21" calcext:value-type="float">
            <text:p>-21.00</text:p>
          </table:table-cell>
          <table:table-cell/>
          <table:table-cell table:formula="of:=[.E$142]+SUM([.C32:.C$140])" office:value-type="float" office:value="4137.22" calcext:value-type="float">
            <text:p>4137.2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30-10</text:p>
          </table:table-cell>
          <table:table-cell office:value-type="string" calcext:value-type="string">
            <text:p>BNETZE</text:p>
          </table:table-cell>
          <table:table-cell office:value-type="float" office:value="-74" calcext:value-type="float">
            <text:p>-74.00</text:p>
          </table:table-cell>
          <table:table-cell/>
          <table:table-cell table:formula="of:=[.E$142]+SUM([.C33:.C$140])" office:value-type="float" office:value="4158.22" calcext:value-type="float">
            <text:p>4158.2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30-10</text:p>
          </table:table-cell>
          <table:table-cell office:value-type="string" calcext:value-type="string">
            <text:p>STADTWERKEWALDKIRCH</text:p>
          </table:table-cell>
          <table:table-cell office:value-type="float" office:value="-155" calcext:value-type="float">
            <text:p>-155.00</text:p>
          </table:table-cell>
          <table:table-cell/>
          <table:table-cell table:formula="of:=[.E$142]+SUM([.C34:.C$140])" office:value-type="float" office:value="4232.22" calcext:value-type="float">
            <text:p>4232.2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5-10</text:p>
          </table:table-cell>
          <table:table-cell office:value-type="string" calcext:value-type="string">
            <text:p>DRYTEC</text:p>
          </table:table-cell>
          <table:table-cell office:value-type="float" office:value="-882.27" calcext:value-type="float">
            <text:p>-882.27</text:p>
          </table:table-cell>
          <table:table-cell/>
          <table:table-cell table:formula="of:=[.E$142]+SUM([.C35:.C$140])" office:value-type="float" office:value="4387.22" calcext:value-type="float">
            <text:p>4387.2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6-10</text:p>
          </table:table-cell>
          <table:table-cell office:value-type="string" calcext:value-type="string">
            <text:p>VerwaltunRabe</text:p>
          </table:table-cell>
          <table:table-cell office:value-type="float" office:value="-145.2" calcext:value-type="float">
            <text:p>-145.20</text:p>
          </table:table-cell>
          <table:table-cell/>
          <table:table-cell table:formula="of:=[.E$142]+SUM([.C36:.C$140])" office:value-type="float" office:value="5269.49" calcext:value-type="float">
            <text:p>5269.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-10</text:p>
          </table:table-cell>
          <table:table-cell office:value-type="string" calcext:value-type="string">
            <text:p>BADENOVA</text:p>
          </table:table-cell>
          <table:table-cell office:value-type="float" office:value="-21" calcext:value-type="float">
            <text:p>-21.00</text:p>
          </table:table-cell>
          <table:table-cell/>
          <table:table-cell table:formula="of:=[.E$142]+SUM([.C37:.C$140])" office:value-type="float" office:value="5414.69" calcext:value-type="float">
            <text:p>5414.6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-10</text:p>
          </table:table-cell>
          <table:table-cell office:value-type="string" calcext:value-type="string">
            <text:p>BNETZE</text:p>
          </table:table-cell>
          <table:table-cell office:value-type="float" office:value="-74" calcext:value-type="float">
            <text:p>-74.00</text:p>
          </table:table-cell>
          <table:table-cell/>
          <table:table-cell table:formula="of:=[.E$142]+SUM([.C38:.C$140])" office:value-type="float" office:value="5435.69" calcext:value-type="float">
            <text:p>5435.6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3-10</text:p>
          </table:table-cell>
          <table:table-cell office:value-type="string" calcext:value-type="string">
            <text:p>EINLAGENALEX</text:p>
          </table:table-cell>
          <table:table-cell office:value-type="float" office:value="70" calcext:value-type="float">
            <text:p>70.00</text:p>
          </table:table-cell>
          <table:table-cell/>
          <table:table-cell table:formula="of:=[.E$142]+SUM([.C39:.C$140])" office:value-type="float" office:value="5509.69" calcext:value-type="float">
            <text:p>5509.6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4-10</text:p>
          </table:table-cell>
          <table:table-cell office:value-type="string" calcext:value-type="string">
            <text:p>NKHOLGER</text:p>
          </table:table-cell>
          <table:table-cell office:value-type="float" office:value="200" calcext:value-type="float">
            <text:p>200.00</text:p>
          </table:table-cell>
          <table:table-cell/>
          <table:table-cell table:formula="of:=[.E$142]+SUM([.C40:.C$140])" office:value-type="float" office:value="5439.69" calcext:value-type="float">
            <text:p>5439.6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9-9</text:p>
          </table:table-cell>
          <table:table-cell office:value-type="string" calcext:value-type="string">
            <text:p>PlusKonto</text:p>
          </table:table-cell>
          <table:table-cell office:value-type="float" office:value="-23.97" calcext:value-type="float">
            <text:p>-23.97</text:p>
          </table:table-cell>
          <table:table-cell/>
          <table:table-cell table:formula="of:=[.E$142]+SUM([.C41:.C$140])" office:value-type="float" office:value="5239.69" calcext:value-type="float">
            <text:p>5239.6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9-9</text:p>
          </table:table-cell>
          <table:table-cell office:value-type="string" calcext:value-type="string">
            <text:p>STADTWERKEWALDKIRCH</text:p>
          </table:table-cell>
          <table:table-cell office:value-type="float" office:value="-155" calcext:value-type="float">
            <text:p>-155.00</text:p>
          </table:table-cell>
          <table:table-cell/>
          <table:table-cell table:formula="of:=[.E$142]+SUM([.C42:.C$140])" office:value-type="float" office:value="5263.66" calcext:value-type="float">
            <text:p>5263.6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9-9</text:p>
          </table:table-cell>
          <table:table-cell office:value-type="string" calcext:value-type="string">
            <text:p>KADEL</text:p>
          </table:table-cell>
          <table:table-cell office:value-type="float" office:value="-1069.16" calcext:value-type="float">
            <text:p>-1069.16</text:p>
          </table:table-cell>
          <table:table-cell/>
          <table:table-cell table:formula="of:=[.E$142]+SUM([.C43:.C$140])" office:value-type="float" office:value="5418.66" calcext:value-type="float">
            <text:p>5418.6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9-9</text:p>
          </table:table-cell>
          <table:table-cell office:value-type="string" calcext:value-type="string">
            <text:p>GEBUERNBANK</text:p>
          </table:table-cell>
          <table:table-cell office:value-type="float" office:value="-23.97" calcext:value-type="float">
            <text:p>-23.97</text:p>
          </table:table-cell>
          <table:table-cell/>
          <table:table-cell table:formula="of:=[.E$142]+SUM([.C44:.C$140])" office:value-type="float" office:value="6487.82" calcext:value-type="float">
            <text:p>6487.8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-10</text:p>
          </table:table-cell>
          <table:table-cell office:value-type="string" calcext:value-type="string">
            <text:p>NKROEDER</text:p>
          </table:table-cell>
          <table:table-cell office:value-type="float" office:value="140" calcext:value-type="float">
            <text:p>140.00</text:p>
          </table:table-cell>
          <table:table-cell/>
          <table:table-cell table:formula="of:=[.E$142]+SUM([.C45:.C$140])" office:value-type="float" office:value="6511.79" calcext:value-type="float">
            <text:p>6511.7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-10</text:p>
          </table:table-cell>
          <table:table-cell office:value-type="string" calcext:value-type="string">
            <text:p>NKPETER</text:p>
          </table:table-cell>
          <table:table-cell office:value-type="float" office:value="220" calcext:value-type="float">
            <text:p>220.00</text:p>
          </table:table-cell>
          <table:table-cell/>
          <table:table-cell table:formula="of:=[.E$142]+SUM([.C46:.C$140])" office:value-type="float" office:value="6371.79" calcext:value-type="float">
            <text:p>6371.7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6-9</text:p>
          </table:table-cell>
          <table:table-cell office:value-type="string" calcext:value-type="string">
            <text:p>Ruttkowski</text:p>
          </table:table-cell>
          <table:table-cell office:value-type="float" office:value="-179.93" calcext:value-type="float">
            <text:p>-179.93</text:p>
          </table:table-cell>
          <table:table-cell/>
          <table:table-cell table:formula="of:=[.E$142]+SUM([.C47:.C$140])" office:value-type="float" office:value="6151.79" calcext:value-type="float">
            <text:p>6151.7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7-9</text:p>
          </table:table-cell>
          <table:table-cell office:value-type="string" calcext:value-type="string">
            <text:p>HELVETIA</text:p>
          </table:table-cell>
          <table:table-cell office:value-type="float" office:value="-64.15" calcext:value-type="float">
            <text:p>-64.15</text:p>
          </table:table-cell>
          <table:table-cell/>
          <table:table-cell table:formula="of:=[.E$142]+SUM([.C48:.C$140])" office:value-type="float" office:value="6331.72" calcext:value-type="float">
            <text:p>6331.7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2-9</text:p>
          </table:table-cell>
          <table:table-cell office:value-type="string" calcext:value-type="string">
            <text:p>RABEVIAPETER</text:p>
          </table:table-cell>
          <table:table-cell office:value-type="float" office:value="-105" calcext:value-type="float">
            <text:p>-105.00</text:p>
          </table:table-cell>
          <table:table-cell/>
          <table:table-cell table:formula="of:=[.E$142]+SUM([.C49:.C$140])" office:value-type="float" office:value="6395.87" calcext:value-type="float">
            <text:p>6395.8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2-9</text:p>
          </table:table-cell>
          <table:table-cell office:value-type="string" calcext:value-type="string">
            <text:p>VerwaltunRabe</text:p>
          </table:table-cell>
          <table:table-cell office:value-type="float" office:value="-145.2" calcext:value-type="float">
            <text:p>-145.20</text:p>
          </table:table-cell>
          <table:table-cell/>
          <table:table-cell table:formula="of:=[.E$142]+SUM([.C50:.C$140])" office:value-type="float" office:value="6500.87" calcext:value-type="float">
            <text:p>6500.8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4-9</text:p>
          </table:table-cell>
          <table:table-cell office:value-type="string" calcext:value-type="string">
            <text:p>NKHOLGER</text:p>
          </table:table-cell>
          <table:table-cell office:value-type="float" office:value="200" calcext:value-type="float">
            <text:p>200.00</text:p>
          </table:table-cell>
          <table:table-cell/>
          <table:table-cell table:formula="of:=[.E$142]+SUM([.C51:.C$140])" office:value-type="float" office:value="6646.07" calcext:value-type="float">
            <text:p>6646.0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30-8</text:p>
          </table:table-cell>
          <table:table-cell office:value-type="string" calcext:value-type="string">
            <text:p>BNETZE</text:p>
          </table:table-cell>
          <table:table-cell office:value-type="float" office:value="-74" calcext:value-type="float">
            <text:p>-74.00</text:p>
          </table:table-cell>
          <table:table-cell/>
          <table:table-cell table:formula="of:=[.E$142]+SUM([.C52:.C$140])" office:value-type="float" office:value="6446.07" calcext:value-type="float">
            <text:p>6446.0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30-8</text:p>
          </table:table-cell>
          <table:table-cell office:value-type="string" calcext:value-type="string">
            <text:p>BUEROBEDVIAPETER</text:p>
          </table:table-cell>
          <table:table-cell office:value-type="float" office:value="-30.15" calcext:value-type="float">
            <text:p>-30.15</text:p>
          </table:table-cell>
          <table:table-cell/>
          <table:table-cell table:formula="of:=[.E$142]+SUM([.C53:.C$140])" office:value-type="float" office:value="6520.07" calcext:value-type="float">
            <text:p>6520.0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30-8</text:p>
          </table:table-cell>
          <table:table-cell office:value-type="string" calcext:value-type="string">
            <text:p>GRABPFLEGE</text:p>
          </table:table-cell>
          <table:table-cell office:value-type="float" office:value="-32" calcext:value-type="float">
            <text:p>-32.00</text:p>
          </table:table-cell>
          <table:table-cell/>
          <table:table-cell table:formula="of:=[.E$142]+SUM([.C54:.C$140])" office:value-type="float" office:value="6550.22" calcext:value-type="float">
            <text:p>6550.2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31-8</text:p>
          </table:table-cell>
          <table:table-cell office:value-type="string" calcext:value-type="string">
            <text:p>STADTWERKEWALDKIRCH</text:p>
          </table:table-cell>
          <table:table-cell office:value-type="float" office:value="-155" calcext:value-type="float">
            <text:p>-155.00</text:p>
          </table:table-cell>
          <table:table-cell/>
          <table:table-cell table:formula="of:=[.E$142]+SUM([.C55:.C$140])" office:value-type="float" office:value="6582.22" calcext:value-type="float">
            <text:p>6582.2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-9</text:p>
          </table:table-cell>
          <table:table-cell office:value-type="string" calcext:value-type="string">
            <text:p>NKROEDER</text:p>
          </table:table-cell>
          <table:table-cell office:value-type="float" office:value="140" calcext:value-type="float">
            <text:p>140.00</text:p>
          </table:table-cell>
          <table:table-cell/>
          <table:table-cell table:formula="of:=[.E$142]+SUM([.C56:.C$140])" office:value-type="float" office:value="6737.22" calcext:value-type="float">
            <text:p>6737.2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-9</text:p>
          </table:table-cell>
          <table:table-cell office:value-type="string" calcext:value-type="string">
            <text:p>NKPETER</text:p>
          </table:table-cell>
          <table:table-cell office:value-type="float" office:value="220" calcext:value-type="float">
            <text:p>220.00</text:p>
          </table:table-cell>
          <table:table-cell/>
          <table:table-cell table:formula="of:=[.E$142]+SUM([.C57:.C$140])" office:value-type="float" office:value="6597.22" calcext:value-type="float">
            <text:p>6597.2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4-9</text:p>
          </table:table-cell>
          <table:table-cell office:value-type="string" calcext:value-type="string">
            <text:p>EINLAGENALEX</text:p>
          </table:table-cell>
          <table:table-cell office:value-type="float" office:value="70" calcext:value-type="float">
            <text:p>70.00</text:p>
          </table:table-cell>
          <table:table-cell/>
          <table:table-cell table:formula="of:=[.E$142]+SUM([.C58:.C$140])" office:value-type="float" office:value="6377.22" calcext:value-type="float">
            <text:p>6377.2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-8</text:p>
          </table:table-cell>
          <table:table-cell office:value-type="string" calcext:value-type="string">
            <text:p>NKROEDER</text:p>
          </table:table-cell>
          <table:table-cell office:value-type="float" office:value="140" calcext:value-type="float">
            <text:p>140.00</text:p>
          </table:table-cell>
          <table:table-cell/>
          <table:table-cell table:formula="of:=[.E$142]+SUM([.C59:.C$140])" office:value-type="float" office:value="6307.22" calcext:value-type="float">
            <text:p>6307.2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-8</text:p>
          </table:table-cell>
          <table:table-cell office:value-type="string" calcext:value-type="string">
            <text:p>NKPETER</text:p>
          </table:table-cell>
          <table:table-cell office:value-type="float" office:value="220" calcext:value-type="float">
            <text:p>220.00</text:p>
          </table:table-cell>
          <table:table-cell/>
          <table:table-cell table:formula="of:=[.E$142]+SUM([.C60:.C$140])" office:value-type="float" office:value="6167.22" calcext:value-type="float">
            <text:p>6167.2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-8</text:p>
          </table:table-cell>
          <table:table-cell office:value-type="string" calcext:value-type="string">
            <text:p>EINLAGENALEX</text:p>
          </table:table-cell>
          <table:table-cell office:value-type="float" office:value="70" calcext:value-type="float">
            <text:p>70.00</text:p>
          </table:table-cell>
          <table:table-cell/>
          <table:table-cell table:formula="of:=[.E$142]+SUM([.C61:.C$140])" office:value-type="float" office:value="5947.22" calcext:value-type="float">
            <text:p>5947.2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4-8</text:p>
          </table:table-cell>
          <table:table-cell office:value-type="string" calcext:value-type="string">
            <text:p>NKHOLGER</text:p>
          </table:table-cell>
          <table:table-cell office:value-type="float" office:value="200" calcext:value-type="float">
            <text:p>200.00</text:p>
          </table:table-cell>
          <table:table-cell/>
          <table:table-cell table:formula="of:=[.E$142]+SUM([.C62:.C$140])" office:value-type="float" office:value="5877.22" calcext:value-type="float">
            <text:p>5877.2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1-8</text:p>
          </table:table-cell>
          <table:table-cell office:value-type="string" calcext:value-type="string">
            <text:p>SOREXFEUERL</text:p>
          </table:table-cell>
          <table:table-cell office:value-type="float" office:value="-39.57" calcext:value-type="float">
            <text:p>-39.57</text:p>
          </table:table-cell>
          <table:table-cell/>
          <table:table-cell table:formula="of:=[.E$142]+SUM([.C63:.C$140])" office:value-type="float" office:value="5677.22" calcext:value-type="float">
            <text:p>5677.2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5-8</text:p>
          </table:table-cell>
          <table:table-cell office:value-type="string" calcext:value-type="string">
            <text:p>VerwaltunRabe</text:p>
          </table:table-cell>
          <table:table-cell office:value-type="float" office:value="-145.2" calcext:value-type="float">
            <text:p>-145.20</text:p>
          </table:table-cell>
          <table:table-cell/>
          <table:table-cell table:formula="of:=[.E$142]+SUM([.C64:.C$140])" office:value-type="float" office:value="5716.79" calcext:value-type="float">
            <text:p>5716.7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30-8</text:p>
          </table:table-cell>
          <table:table-cell office:value-type="string" calcext:value-type="string">
            <text:p>BADENOVA</text:p>
          </table:table-cell>
          <table:table-cell office:value-type="float" office:value="-21" calcext:value-type="float">
            <text:p>-21.00</text:p>
          </table:table-cell>
          <table:table-cell/>
          <table:table-cell table:formula="of:=[.E$142]+SUM([.C65:.C$140])" office:value-type="float" office:value="5861.99" calcext:value-type="float">
            <text:p>5861.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31-7</text:p>
          </table:table-cell>
          <table:table-cell office:value-type="string" calcext:value-type="string">
            <text:p>BADENOVA</text:p>
          </table:table-cell>
          <table:table-cell office:value-type="float" office:value="-21" calcext:value-type="float">
            <text:p>-21.00</text:p>
          </table:table-cell>
          <table:table-cell/>
          <table:table-cell table:formula="of:=[.E$142]+SUM([.C66:.C$140])" office:value-type="float" office:value="5882.99" calcext:value-type="float">
            <text:p>5882.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31-7</text:p>
          </table:table-cell>
          <table:table-cell office:value-type="string" calcext:value-type="string">
            <text:p>BNETZE</text:p>
          </table:table-cell>
          <table:table-cell office:value-type="float" office:value="-74" calcext:value-type="float">
            <text:p>-74.00</text:p>
          </table:table-cell>
          <table:table-cell/>
          <table:table-cell table:formula="of:=[.E$142]+SUM([.C67:.C$140])" office:value-type="float" office:value="5903.99" calcext:value-type="float">
            <text:p>5903.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31-7</text:p>
          </table:table-cell>
          <table:table-cell office:value-type="string" calcext:value-type="string">
            <text:p>STADTWERKEWALDKIRCH</text:p>
          </table:table-cell>
          <table:table-cell office:value-type="float" office:value="-155" calcext:value-type="float">
            <text:p>-155.00</text:p>
          </table:table-cell>
          <table:table-cell/>
          <table:table-cell table:formula="of:=[.E$142]+SUM([.C68:.C$140])" office:value-type="float" office:value="5977.99" calcext:value-type="float">
            <text:p>5977.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7-7</text:p>
          </table:table-cell>
          <table:table-cell office:value-type="string" calcext:value-type="string">
            <text:p>VerwaltunRabe</text:p>
          </table:table-cell>
          <table:table-cell office:value-type="float" office:value="-145.2" calcext:value-type="float">
            <text:p>-145.20</text:p>
          </table:table-cell>
          <table:table-cell/>
          <table:table-cell table:formula="of:=[.E$142]+SUM([.C69:.C$140])" office:value-type="float" office:value="6132.99" calcext:value-type="float">
            <text:p>6132.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4-7</text:p>
          </table:table-cell>
          <table:table-cell office:value-type="string" calcext:value-type="string">
            <text:p>NKHOLGER</text:p>
          </table:table-cell>
          <table:table-cell office:value-type="float" office:value="200" calcext:value-type="float">
            <text:p>200.00</text:p>
          </table:table-cell>
          <table:table-cell/>
          <table:table-cell table:formula="of:=[.E$142]+SUM([.C70:.C$140])" office:value-type="float" office:value="6278.19" calcext:value-type="float">
            <text:p>6278.1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3-7</text:p>
          </table:table-cell>
          <table:table-cell office:value-type="string" calcext:value-type="string">
            <text:p>NKROEDER</text:p>
          </table:table-cell>
          <table:table-cell office:value-type="float" office:value="140" calcext:value-type="float">
            <text:p>140.00</text:p>
          </table:table-cell>
          <table:table-cell/>
          <table:table-cell table:formula="of:=[.E$142]+SUM([.C71:.C$140])" office:value-type="float" office:value="6078.19" calcext:value-type="float">
            <text:p>6078.1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3-7</text:p>
          </table:table-cell>
          <table:table-cell office:value-type="string" calcext:value-type="string">
            <text:p>AUSGLNKROEDER</text:p>
          </table:table-cell>
          <table:table-cell office:value-type="float" office:value="207.03" calcext:value-type="float">
            <text:p>207.03</text:p>
          </table:table-cell>
          <table:table-cell/>
          <table:table-cell table:formula="of:=[.E$142]+SUM([.C72:.C$140])" office:value-type="float" office:value="5938.19" calcext:value-type="float">
            <text:p>5938.1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3-7</text:p>
          </table:table-cell>
          <table:table-cell office:value-type="string" calcext:value-type="string">
            <text:p>NKPETER</text:p>
          </table:table-cell>
          <table:table-cell office:value-type="float" office:value="220" calcext:value-type="float">
            <text:p>220.00</text:p>
          </table:table-cell>
          <table:table-cell/>
          <table:table-cell table:formula="of:=[.E$142]+SUM([.C73:.C$140])" office:value-type="float" office:value="5731.16" calcext:value-type="float">
            <text:p>5731.1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3-7</text:p>
          </table:table-cell>
          <table:table-cell office:value-type="string" calcext:value-type="string">
            <text:p>BARPRIVAT</text:p>
          </table:table-cell>
          <table:table-cell office:value-type="float" office:value="-20" calcext:value-type="float">
            <text:p>-20.00</text:p>
          </table:table-cell>
          <table:table-cell/>
          <table:table-cell table:formula="of:=[.E$142]+SUM([.C74:.C$140])" office:value-type="float" office:value="5511.16" calcext:value-type="float">
            <text:p>5511.1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3-7</text:p>
          </table:table-cell>
          <table:table-cell office:value-type="string" calcext:value-type="string">
            <text:p>AUSGLNKHOLGER</text:p>
          </table:table-cell>
          <table:table-cell office:value-type="float" office:value="-521.62" calcext:value-type="float">
            <text:p>-521.62</text:p>
          </table:table-cell>
          <table:table-cell/>
          <table:table-cell table:formula="of:=[.E$142]+SUM([.C75:.C$140])" office:value-type="float" office:value="5531.16" calcext:value-type="float">
            <text:p>5531.1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3-7</text:p>
          </table:table-cell>
          <table:table-cell office:value-type="string" calcext:value-type="string">
            <text:p>AUSGLNKPETER</text:p>
          </table:table-cell>
          <table:table-cell office:value-type="float" office:value="-541.33" calcext:value-type="float">
            <text:p>-541.33</text:p>
          </table:table-cell>
          <table:table-cell/>
          <table:table-cell table:formula="of:=[.E$142]+SUM([.C76:.C$140])" office:value-type="float" office:value="6052.78" calcext:value-type="float">
            <text:p>6052.7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4-7</text:p>
          </table:table-cell>
          <table:table-cell office:value-type="string" calcext:value-type="string">
            <text:p>EINLAGENALEX</text:p>
          </table:table-cell>
          <table:table-cell office:value-type="float" office:value="70" calcext:value-type="float">
            <text:p>70.00</text:p>
          </table:table-cell>
          <table:table-cell/>
          <table:table-cell table:formula="of:=[.E$142]+SUM([.C77:.C$140])" office:value-type="float" office:value="6594.11" calcext:value-type="float">
            <text:p>6594.1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30-6</text:p>
          </table:table-cell>
          <table:table-cell office:value-type="string" calcext:value-type="string">
            <text:p>BADENOVA</text:p>
          </table:table-cell>
          <table:table-cell office:value-type="float" office:value="-21" calcext:value-type="float">
            <text:p>-21.00</text:p>
          </table:table-cell>
          <table:table-cell/>
          <table:table-cell table:formula="of:=[.E$142]+SUM([.C78:.C$140])" office:value-type="float" office:value="6524.11" calcext:value-type="float">
            <text:p>6524.1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30-6</text:p>
          </table:table-cell>
          <table:table-cell office:value-type="string" calcext:value-type="string">
            <text:p>BNETZE</text:p>
          </table:table-cell>
          <table:table-cell office:value-type="float" office:value="-74" calcext:value-type="float">
            <text:p>-74.00</text:p>
          </table:table-cell>
          <table:table-cell/>
          <table:table-cell table:formula="of:=[.E$142]+SUM([.C79:.C$140])" office:value-type="float" office:value="6545.11" calcext:value-type="float">
            <text:p>6545.1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30-6</text:p>
          </table:table-cell>
          <table:table-cell office:value-type="string" calcext:value-type="string">
            <text:p>STADTWERKEWALDKIRCH</text:p>
          </table:table-cell>
          <table:table-cell office:value-type="float" office:value="-155" calcext:value-type="float">
            <text:p>-155.00</text:p>
          </table:table-cell>
          <table:table-cell/>
          <table:table-cell table:formula="of:=[.E$142]+SUM([.C80:.C$140])" office:value-type="float" office:value="6619.11" calcext:value-type="float">
            <text:p>6619.1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30-6</text:p>
          </table:table-cell>
          <table:table-cell office:value-type="string" calcext:value-type="string">
            <text:p>GEBUERNBANK</text:p>
          </table:table-cell>
          <table:table-cell office:value-type="float" office:value="-23.97" calcext:value-type="float">
            <text:p>-23.97</text:p>
          </table:table-cell>
          <table:table-cell/>
          <table:table-cell table:formula="of:=[.E$142]+SUM([.C81:.C$140])" office:value-type="float" office:value="6774.11" calcext:value-type="float">
            <text:p>6774.1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5-6</text:p>
          </table:table-cell>
          <table:table-cell office:value-type="string" calcext:value-type="string">
            <text:p>VerwaltunRabe</text:p>
          </table:table-cell>
          <table:table-cell office:value-type="float" office:value="-145.2" calcext:value-type="float">
            <text:p>-145.20</text:p>
          </table:table-cell>
          <table:table-cell/>
          <table:table-cell table:formula="of:=[.E$142]+SUM([.C82:.C$140])" office:value-type="float" office:value="6798.08" calcext:value-type="float">
            <text:p>6798.0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6-6</text:p>
          </table:table-cell>
          <table:table-cell office:value-type="string" calcext:value-type="string">
            <text:p>AUSGLNKPETER</text:p>
          </table:table-cell>
          <table:table-cell office:value-type="float" office:value="-573.94" calcext:value-type="float">
            <text:p>-573.94</text:p>
          </table:table-cell>
          <table:table-cell/>
          <table:table-cell table:formula="of:=[.E$142]+SUM([.C83:.C$140])" office:value-type="float" office:value="6943.28" calcext:value-type="float">
            <text:p>6943.2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-6</text:p>
          </table:table-cell>
          <table:table-cell office:value-type="string" calcext:value-type="string">
            <text:p>NKROEDER</text:p>
          </table:table-cell>
          <table:table-cell office:value-type="float" office:value="140" calcext:value-type="float">
            <text:p>140.00</text:p>
          </table:table-cell>
          <table:table-cell/>
          <table:table-cell table:formula="of:=[.E$142]+SUM([.C84:.C$140])" office:value-type="float" office:value="7517.22" calcext:value-type="float">
            <text:p>7517.2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-6</text:p>
          </table:table-cell>
          <table:table-cell office:value-type="string" calcext:value-type="string">
            <text:p>NKPETER</text:p>
          </table:table-cell>
          <table:table-cell office:value-type="float" office:value="220" calcext:value-type="float">
            <text:p>220.00</text:p>
          </table:table-cell>
          <table:table-cell/>
          <table:table-cell table:formula="of:=[.E$142]+SUM([.C85:.C$140])" office:value-type="float" office:value="7377.22" calcext:value-type="float">
            <text:p>7377.2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-6</text:p>
          </table:table-cell>
          <table:table-cell office:value-type="string" calcext:value-type="string">
            <text:p>EINLAGENALEX</text:p>
          </table:table-cell>
          <table:table-cell office:value-type="float" office:value="70" calcext:value-type="float">
            <text:p>70.00</text:p>
          </table:table-cell>
          <table:table-cell/>
          <table:table-cell table:formula="of:=[.E$142]+SUM([.C86:.C$140])" office:value-type="float" office:value="7157.22" calcext:value-type="float">
            <text:p>7157.2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6-6</text:p>
          </table:table-cell>
          <table:table-cell office:value-type="string" calcext:value-type="string">
            <text:p>NKHOLGER</text:p>
          </table:table-cell>
          <table:table-cell office:value-type="float" office:value="200" calcext:value-type="float">
            <text:p>200.00</text:p>
          </table:table-cell>
          <table:table-cell/>
          <table:table-cell table:formula="of:=[.E$142]+SUM([.C87:.C$140])" office:value-type="float" office:value="7087.22" calcext:value-type="float">
            <text:p>7087.2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6-6</text:p>
          </table:table-cell>
          <table:table-cell office:value-type="string" calcext:value-type="string">
            <text:p>AUSGLNKHOLGER</text:p>
          </table:table-cell>
          <table:table-cell office:value-type="float" office:value="256.13" calcext:value-type="float">
            <text:p>256.13</text:p>
          </table:table-cell>
          <table:table-cell/>
          <table:table-cell table:formula="of:=[.E$142]+SUM([.C88:.C$140])" office:value-type="float" office:value="6887.22" calcext:value-type="float">
            <text:p>6887.2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8-8</text:p>
          </table:table-cell>
          <table:table-cell office:value-type="string" calcext:value-type="string">
            <text:p>GRABPFLEGE</text:p>
          </table:table-cell>
          <table:table-cell office:value-type="float" office:value="-148.5" calcext:value-type="float">
            <text:p>-148.50</text:p>
          </table:table-cell>
          <table:table-cell/>
          <table:table-cell table:formula="of:=[.E$142]+SUM([.C89:.C$140])" office:value-type="float" office:value="6631.09" calcext:value-type="float">
            <text:p>6631.0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8-8</text:p>
          </table:table-cell>
          <table:table-cell office:value-type="string" calcext:value-type="string">
            <text:p>AUSGLNKROEDER</text:p>
          </table:table-cell>
          <table:table-cell office:value-type="float" office:value="-167.22" calcext:value-type="float">
            <text:p>-167.22</text:p>
          </table:table-cell>
          <table:table-cell/>
          <table:table-cell table:formula="of:=[.E$142]+SUM([.C90:.C$140])" office:value-type="float" office:value="6779.59" calcext:value-type="float">
            <text:p>6779.5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30-5</text:p>
          </table:table-cell>
          <table:table-cell office:value-type="string" calcext:value-type="string">
            <text:p>BADENOVA</text:p>
          </table:table-cell>
          <table:table-cell office:value-type="float" office:value="-21" calcext:value-type="float">
            <text:p>-21.00</text:p>
          </table:table-cell>
          <table:table-cell/>
          <table:table-cell table:formula="of:=[.E$142]+SUM([.C91:.C$140])" office:value-type="float" office:value="6946.81" calcext:value-type="float">
            <text:p>6946.8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30-5</text:p>
          </table:table-cell>
          <table:table-cell office:value-type="string" calcext:value-type="string">
            <text:p>BNETZE</text:p>
          </table:table-cell>
          <table:table-cell office:value-type="float" office:value="-74" calcext:value-type="float">
            <text:p>-74.00</text:p>
          </table:table-cell>
          <table:table-cell/>
          <table:table-cell table:formula="of:=[.E$142]+SUM([.C92:.C$140])" office:value-type="float" office:value="6967.81" calcext:value-type="float">
            <text:p>6967.8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31-5</text:p>
          </table:table-cell>
          <table:table-cell office:value-type="string" calcext:value-type="string">
            <text:p>STADTWERKEWALDKIRCH</text:p>
          </table:table-cell>
          <table:table-cell office:value-type="float" office:value="-155" calcext:value-type="float">
            <text:p>-155.00</text:p>
          </table:table-cell>
          <table:table-cell/>
          <table:table-cell table:formula="of:=[.E$142]+SUM([.C93:.C$140])" office:value-type="float" office:value="7041.81" calcext:value-type="float">
            <text:p>7041.8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5-5</text:p>
          </table:table-cell>
          <table:table-cell office:value-type="string" calcext:value-type="string">
            <text:p>VerwaltunRabe</text:p>
          </table:table-cell>
          <table:table-cell office:value-type="float" office:value="-145.2" calcext:value-type="float">
            <text:p>-145.20</text:p>
          </table:table-cell>
          <table:table-cell/>
          <table:table-cell table:formula="of:=[.E$142]+SUM([.C94:.C$140])" office:value-type="float" office:value="7196.81" calcext:value-type="float">
            <text:p>7196.8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0-5</text:p>
          </table:table-cell>
          <table:table-cell office:value-type="string" calcext:value-type="string">
            <text:p>RITTER</text:p>
          </table:table-cell>
          <table:table-cell office:value-type="float" office:value="-13.86" calcext:value-type="float">
            <text:p>-13.86</text:p>
          </table:table-cell>
          <table:table-cell/>
          <table:table-cell table:formula="of:=[.E$142]+SUM([.C95:.C$140])" office:value-type="float" office:value="7342.01" calcext:value-type="float">
            <text:p>7342.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2-5</text:p>
          </table:table-cell>
          <table:table-cell office:value-type="string" calcext:value-type="string">
            <text:p>ALTELEIPZIGER</text:p>
          </table:table-cell>
          <table:table-cell office:value-type="float" office:value="-7.04" calcext:value-type="float">
            <text:p>-7.04</text:p>
          </table:table-cell>
          <table:table-cell/>
          <table:table-cell table:formula="of:=[.E$142]+SUM([.C96:.C$140])" office:value-type="float" office:value="7355.87" calcext:value-type="float">
            <text:p>7355.8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4-5</text:p>
          </table:table-cell>
          <table:table-cell office:value-type="string" calcext:value-type="string">
            <text:p>NKHOLGER</text:p>
          </table:table-cell>
          <table:table-cell office:value-type="float" office:value="200" calcext:value-type="float">
            <text:p>200.00</text:p>
          </table:table-cell>
          <table:table-cell/>
          <table:table-cell table:formula="of:=[.E$142]+SUM([.C97:.C$140])" office:value-type="float" office:value="7362.91" calcext:value-type="float">
            <text:p>7362.9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-5</text:p>
          </table:table-cell>
          <table:table-cell office:value-type="string" calcext:value-type="string">
            <text:p>BADENOVA</text:p>
          </table:table-cell>
          <table:table-cell office:value-type="float" office:value="-74" calcext:value-type="float">
            <text:p>-74.00</text:p>
          </table:table-cell>
          <table:table-cell/>
          <table:table-cell table:formula="of:=[.E$142]+SUM([.C98:.C$140])" office:value-type="float" office:value="7162.91" calcext:value-type="float">
            <text:p>7162.9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3-5</text:p>
          </table:table-cell>
          <table:table-cell office:value-type="string" calcext:value-type="string">
            <text:p>EINLAGENALEX</text:p>
          </table:table-cell>
          <table:table-cell office:value-type="float" office:value="70" calcext:value-type="float">
            <text:p>70.00</text:p>
          </table:table-cell>
          <table:table-cell/>
          <table:table-cell table:formula="of:=[.E$142]+SUM([.C99:.C$140])" office:value-type="float" office:value="7236.91" calcext:value-type="float">
            <text:p>7236.9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9-4</text:p>
          </table:table-cell>
          <table:table-cell office:value-type="string" calcext:value-type="string">
            <text:p>STADTWERKEWALDKIRCH</text:p>
          </table:table-cell>
          <table:table-cell office:value-type="float" office:value="-155" calcext:value-type="float">
            <text:p>-155.00</text:p>
          </table:table-cell>
          <table:table-cell/>
          <table:table-cell table:formula="of:=[.E$142]+SUM([.C100:.C$140])" office:value-type="float" office:value="7166.91" calcext:value-type="float">
            <text:p>7166.9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-6</text:p>
          </table:table-cell>
          <table:table-cell office:value-type="string" calcext:value-type="string">
            <text:p>NKROEDER</text:p>
          </table:table-cell>
          <table:table-cell office:value-type="float" office:value="140" calcext:value-type="float">
            <text:p>140.00</text:p>
          </table:table-cell>
          <table:table-cell/>
          <table:table-cell table:formula="of:=[.E$142]+SUM([.C101:.C$140])" office:value-type="float" office:value="7321.91" calcext:value-type="float">
            <text:p>7321.9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-5</text:p>
          </table:table-cell>
          <table:table-cell office:value-type="string" calcext:value-type="string">
            <text:p>NKPETER</text:p>
          </table:table-cell>
          <table:table-cell office:value-type="float" office:value="220" calcext:value-type="float">
            <text:p>220.00</text:p>
          </table:table-cell>
          <table:table-cell/>
          <table:table-cell table:formula="of:=[.E$142]+SUM([.C102:.C$140])" office:value-type="float" office:value="7181.91" calcext:value-type="float">
            <text:p>7181.9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-5</text:p>
          </table:table-cell>
          <table:table-cell office:value-type="string" calcext:value-type="string">
            <text:p>BADENOVA</text:p>
          </table:table-cell>
          <table:table-cell office:value-type="float" office:value="-21" calcext:value-type="float">
            <text:p>-21.00</text:p>
          </table:table-cell>
          <table:table-cell/>
          <table:table-cell table:formula="of:=[.E$142]+SUM([.C103:.C$140])" office:value-type="float" office:value="6961.91" calcext:value-type="float">
            <text:p>6961.9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-5</text:p>
          </table:table-cell>
          <table:table-cell office:value-type="string" calcext:value-type="string">
            <text:p>BNETZE</text:p>
          </table:table-cell>
          <table:table-cell office:value-type="float" office:value="-63.11" calcext:value-type="float">
            <text:p>-63.11</text:p>
          </table:table-cell>
          <table:table-cell/>
          <table:table-cell table:formula="of:=[.E$142]+SUM([.C104:.C$140])" office:value-type="float" office:value="6982.91" calcext:value-type="float">
            <text:p>6982.9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5-4</text:p>
          </table:table-cell>
          <table:table-cell office:value-type="string" calcext:value-type="string">
            <text:p>VerwaltunRabe</text:p>
          </table:table-cell>
          <table:table-cell office:value-type="float" office:value="-145.2" calcext:value-type="float">
            <text:p>-145.20</text:p>
          </table:table-cell>
          <table:table-cell/>
          <table:table-cell table:formula="of:=[.E$142]+SUM([.C105:.C$140])" office:value-type="float" office:value="7046.02" calcext:value-type="float">
            <text:p>7046.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9-4</text:p>
          </table:table-cell>
          <table:table-cell office:value-type="string" calcext:value-type="string">
            <text:p>BADENOVA</text:p>
          </table:table-cell>
          <table:table-cell office:value-type="float" office:value="8.82" calcext:value-type="float">
            <text:p>8.82</text:p>
          </table:table-cell>
          <table:table-cell/>
          <table:table-cell table:formula="of:=[.E$142]+SUM([.C106:.C$140])" office:value-type="float" office:value="7191.22" calcext:value-type="float">
            <text:p>7191.2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9-4</text:p>
          </table:table-cell>
          <table:table-cell office:value-type="string" calcext:value-type="string">
            <text:p>RITTER</text:p>
          </table:table-cell>
          <table:table-cell office:value-type="float" office:value="-315.92" calcext:value-type="float">
            <text:p>-315.92</text:p>
          </table:table-cell>
          <table:table-cell/>
          <table:table-cell table:formula="of:=[.E$142]+SUM([.C107:.C$140])" office:value-type="float" office:value="7182.4" calcext:value-type="float">
            <text:p>7182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7-4</text:p>
          </table:table-cell>
          <table:table-cell office:value-type="string" calcext:value-type="string">
            <text:p>STADTWERKEWALDKIRCH</text:p>
          </table:table-cell>
          <table:table-cell office:value-type="float" office:value="-103.94" calcext:value-type="float">
            <text:p>-103.94</text:p>
          </table:table-cell>
          <table:table-cell/>
          <table:table-cell table:formula="of:=[.E$142]+SUM([.C108:.C$140])" office:value-type="float" office:value="7498.32" calcext:value-type="float">
            <text:p>7498.3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4-4</text:p>
          </table:table-cell>
          <table:table-cell office:value-type="string" calcext:value-type="string">
            <text:p>EINLAGENALEX</text:p>
          </table:table-cell>
          <table:table-cell office:value-type="float" office:value="70" calcext:value-type="float">
            <text:p>70.00</text:p>
          </table:table-cell>
          <table:table-cell/>
          <table:table-cell table:formula="of:=[.E$142]+SUM([.C109:.C$140])" office:value-type="float" office:value="7602.26" calcext:value-type="float">
            <text:p>7602.2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4-4</text:p>
          </table:table-cell>
          <table:table-cell office:value-type="string" calcext:value-type="string">
            <text:p>NKHOLGER</text:p>
          </table:table-cell>
          <table:table-cell office:value-type="float" office:value="200" calcext:value-type="float">
            <text:p>200.00</text:p>
          </table:table-cell>
          <table:table-cell/>
          <table:table-cell table:formula="of:=[.E$142]+SUM([.C110:.C$140])" office:value-type="float" office:value="7532.26" calcext:value-type="float">
            <text:p>7532.2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3-4</text:p>
          </table:table-cell>
          <table:table-cell office:value-type="string" calcext:value-type="string">
            <text:p>NKROEDER</text:p>
          </table:table-cell>
          <table:table-cell office:value-type="float" office:value="140" calcext:value-type="float">
            <text:p>140.00</text:p>
          </table:table-cell>
          <table:table-cell/>
          <table:table-cell table:formula="of:=[.E$142]+SUM([.C111:.C$140])" office:value-type="float" office:value="7332.26" calcext:value-type="float">
            <text:p>7332.2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3-4</text:p>
          </table:table-cell>
          <table:table-cell office:value-type="string" calcext:value-type="string">
            <text:p>NKPETER</text:p>
          </table:table-cell>
          <table:table-cell office:value-type="float" office:value="220" calcext:value-type="float">
            <text:p>220.00</text:p>
          </table:table-cell>
          <table:table-cell/>
          <table:table-cell table:formula="of:=[.E$142]+SUM([.C112:.C$140])" office:value-type="float" office:value="7192.26" calcext:value-type="float">
            <text:p>7192.2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3-4</text:p>
          </table:table-cell>
          <table:table-cell office:value-type="string" calcext:value-type="string">
            <text:p>KADEL</text:p>
          </table:table-cell>
          <table:table-cell office:value-type="float" office:value="-465.29" calcext:value-type="float">
            <text:p>-465.29</text:p>
          </table:table-cell>
          <table:table-cell/>
          <table:table-cell table:formula="of:=[.E$142]+SUM([.C113:.C$140])" office:value-type="float" office:value="6972.26" calcext:value-type="float">
            <text:p>6972.2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5-3</text:p>
          </table:table-cell>
          <table:table-cell office:value-type="string" calcext:value-type="string">
            <text:p>VerwaltunRabe</text:p>
          </table:table-cell>
          <table:table-cell office:value-type="float" office:value="-145.2" calcext:value-type="float">
            <text:p>-145.20</text:p>
          </table:table-cell>
          <table:table-cell/>
          <table:table-cell table:formula="of:=[.E$142]+SUM([.C114:.C$140])" office:value-type="float" office:value="7437.55" calcext:value-type="float">
            <text:p>7437.5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4-03</text:p>
          </table:table-cell>
          <table:table-cell office:value-type="string" calcext:value-type="string">
            <text:p>EINLAGENPETER</text:p>
          </table:table-cell>
          <table:table-cell office:value-type="float" office:value="1680" calcext:value-type="float">
            <text:p>1680.00</text:p>
          </table:table-cell>
          <table:table-cell/>
          <table:table-cell table:formula="of:=[.E$142]+SUM([.C115:.C$140])" office:value-type="float" office:value="7582.75" calcext:value-type="float">
            <text:p>7582.7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4-3</text:p>
          </table:table-cell>
          <table:table-cell office:value-type="string" calcext:value-type="string">
            <text:p>WASSERZAEHLERVIAALEX</text:p>
          </table:table-cell>
          <table:table-cell office:value-type="float" office:value="-335.98" calcext:value-type="float">
            <text:p>-335.98</text:p>
          </table:table-cell>
          <table:table-cell/>
          <table:table-cell table:formula="of:=[.E$142]+SUM([.C116:.C$140])" office:value-type="float" office:value="5902.75" calcext:value-type="float">
            <text:p>5902.7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31-3</text:p>
          </table:table-cell>
          <table:table-cell office:value-type="string" calcext:value-type="string">
            <text:p>STADTWERKEWALDKIRCH</text:p>
          </table:table-cell>
          <table:table-cell office:value-type="float" office:value="-155" calcext:value-type="float">
            <text:p>-155.00</text:p>
          </table:table-cell>
          <table:table-cell/>
          <table:table-cell table:formula="of:=[.E$142]+SUM([.C117:.C$140])" office:value-type="float" office:value="6238.73" calcext:value-type="float">
            <text:p>6238.7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31-3</text:p>
          </table:table-cell>
          <table:table-cell office:value-type="string" calcext:value-type="string">
            <text:p>GEBUERNBANK</text:p>
          </table:table-cell>
          <table:table-cell office:value-type="float" office:value="-23.97" calcext:value-type="float">
            <text:p>-23.97</text:p>
          </table:table-cell>
          <table:table-cell/>
          <table:table-cell table:formula="of:=[.E$142]+SUM([.C118:.C$140])" office:value-type="float" office:value="6393.73" calcext:value-type="float">
            <text:p>6393.7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-3</text:p>
          </table:table-cell>
          <table:table-cell office:value-type="string" calcext:value-type="string">
            <text:p>NKPETER</text:p>
          </table:table-cell>
          <table:table-cell office:value-type="float" office:value="220" calcext:value-type="float">
            <text:p>220.00</text:p>
          </table:table-cell>
          <table:table-cell/>
          <table:table-cell table:formula="of:=[.E$142]+SUM([.C119:.C$140])" office:value-type="float" office:value="6417.7" calcext:value-type="float">
            <text:p>6417.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-3</text:p>
          </table:table-cell>
          <table:table-cell office:value-type="string" calcext:value-type="string">
            <text:p>EINLAGENALEX</text:p>
          </table:table-cell>
          <table:table-cell office:value-type="float" office:value="70" calcext:value-type="float">
            <text:p>70.00</text:p>
          </table:table-cell>
          <table:table-cell/>
          <table:table-cell table:formula="of:=[.E$142]+SUM([.C120:.C$140])" office:value-type="float" office:value="6197.7" calcext:value-type="float">
            <text:p>6197.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-3</text:p>
          </table:table-cell>
          <table:table-cell office:value-type="string" calcext:value-type="string">
            <text:p>NKROEDER</text:p>
          </table:table-cell>
          <table:table-cell office:value-type="float" office:value="140" calcext:value-type="float">
            <text:p>140.00</text:p>
          </table:table-cell>
          <table:table-cell/>
          <table:table-cell table:formula="of:=[.E$142]+SUM([.C121:.C$140])" office:value-type="float" office:value="6127.7" calcext:value-type="float">
            <text:p>6127.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6-3</text:p>
          </table:table-cell>
          <table:table-cell office:value-type="string" calcext:value-type="string">
            <text:p>NKHOLGER</text:p>
          </table:table-cell>
          <table:table-cell office:value-type="float" office:value="200" calcext:value-type="float">
            <text:p>200.00</text:p>
          </table:table-cell>
          <table:table-cell/>
          <table:table-cell table:formula="of:=[.E$142]+SUM([.C122:.C$140])" office:value-type="float" office:value="5987.7" calcext:value-type="float">
            <text:p>5987.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8-2</text:p>
          </table:table-cell>
          <table:table-cell office:value-type="string" calcext:value-type="string">
            <text:p>BADENOVA</text:p>
          </table:table-cell>
          <table:table-cell office:value-type="float" office:value="-23" calcext:value-type="float">
            <text:p>-23.00</text:p>
          </table:table-cell>
          <table:table-cell/>
          <table:table-cell table:formula="of:=[.E$142]+SUM([.C123:.C$140])" office:value-type="float" office:value="5787.7" calcext:value-type="float">
            <text:p>5787.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8-2</text:p>
          </table:table-cell>
          <table:table-cell office:value-type="string" calcext:value-type="string">
            <text:p>BNETZE</text:p>
          </table:table-cell>
          <table:table-cell office:value-type="float" office:value="-66" calcext:value-type="float">
            <text:p>-66.00</text:p>
          </table:table-cell>
          <table:table-cell/>
          <table:table-cell table:formula="of:=[.E$142]+SUM([.C124:.C$140])" office:value-type="float" office:value="5810.7" calcext:value-type="float">
            <text:p>5810.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8-2</text:p>
          </table:table-cell>
          <table:table-cell office:value-type="string" calcext:value-type="string">
            <text:p>STADTWERKEWALDKIRCH</text:p>
          </table:table-cell>
          <table:table-cell office:value-type="float" office:value="-150" calcext:value-type="float">
            <text:p>-150.00</text:p>
          </table:table-cell>
          <table:table-cell/>
          <table:table-cell table:formula="of:=[.E$142]+SUM([.C125:.C$140])" office:value-type="float" office:value="5876.7" calcext:value-type="float">
            <text:p>5876.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-2</text:p>
          </table:table-cell>
          <table:table-cell office:value-type="string" calcext:value-type="string">
            <text:p>GRABBUERO</text:p>
          </table:table-cell>
          <table:table-cell office:value-type="float" office:value="-110.06" calcext:value-type="float">
            <text:p>-110.06</text:p>
          </table:table-cell>
          <table:table-cell/>
          <table:table-cell table:formula="of:=[.E$142]+SUM([.C126:.C$140])" office:value-type="float" office:value="6026.7" calcext:value-type="float">
            <text:p>6026.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5-2</text:p>
          </table:table-cell>
          <table:table-cell office:value-type="string" calcext:value-type="string">
            <text:p>VerwaltunRabe</text:p>
          </table:table-cell>
          <table:table-cell office:value-type="float" office:value="-145.2" calcext:value-type="float">
            <text:p>-145.20</text:p>
          </table:table-cell>
          <table:table-cell/>
          <table:table-cell table:formula="of:=[.E$142]+SUM([.C127:.C$140])" office:value-type="float" office:value="6136.76" calcext:value-type="float">
            <text:p>6136.7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5-2</text:p>
          </table:table-cell>
          <table:table-cell office:value-type="string" calcext:value-type="string">
            <text:p>NKHOLGER</text:p>
          </table:table-cell>
          <table:table-cell office:value-type="float" office:value="200" calcext:value-type="float">
            <text:p>200.00</text:p>
          </table:table-cell>
          <table:table-cell/>
          <table:table-cell table:formula="of:=[.E$142]+SUM([.C128:.C$140])" office:value-type="float" office:value="6281.96" calcext:value-type="float">
            <text:p>6281.9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31-1</text:p>
          </table:table-cell>
          <table:table-cell office:value-type="string" calcext:value-type="string">
            <text:p>STADTWERKEWALDKIRCH</text:p>
          </table:table-cell>
          <table:table-cell office:value-type="float" office:value="-150" calcext:value-type="float">
            <text:p>-150.00</text:p>
          </table:table-cell>
          <table:table-cell/>
          <table:table-cell table:formula="of:=[.E$142]+SUM([.C129:.C$140])" office:value-type="float" office:value="6081.96" calcext:value-type="float">
            <text:p>6081.9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-2</text:p>
          </table:table-cell>
          <table:table-cell office:value-type="string" calcext:value-type="string">
            <text:p>NKPETER</text:p>
          </table:table-cell>
          <table:table-cell office:value-type="float" office:value="220" calcext:value-type="float">
            <text:p>220.00</text:p>
          </table:table-cell>
          <table:table-cell/>
          <table:table-cell table:formula="of:=[.E$142]+SUM([.C130:.C$140])" office:value-type="float" office:value="6231.96" calcext:value-type="float">
            <text:p>6231.9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-2</text:p>
          </table:table-cell>
          <table:table-cell office:value-type="string" calcext:value-type="string">
            <text:p>EINLAGENALEX</text:p>
          </table:table-cell>
          <table:table-cell office:value-type="float" office:value="70" calcext:value-type="float">
            <text:p>70.00</text:p>
          </table:table-cell>
          <table:table-cell/>
          <table:table-cell table:formula="of:=[.E$142]+SUM([.C131:.C$140])" office:value-type="float" office:value="6011.96" calcext:value-type="float">
            <text:p>6011.9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-2</text:p>
          </table:table-cell>
          <table:table-cell office:value-type="string" calcext:value-type="string">
            <text:p>NKROEDER</text:p>
          </table:table-cell>
          <table:table-cell office:value-type="float" office:value="140" calcext:value-type="float">
            <text:p>140.00</text:p>
          </table:table-cell>
          <table:table-cell/>
          <table:table-cell table:formula="of:=[.E$142]+SUM([.C132:.C$140])" office:value-type="float" office:value="5941.96" calcext:value-type="float">
            <text:p>5941.9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6-1</text:p>
          </table:table-cell>
          <table:table-cell office:value-type="string" calcext:value-type="string">
            <text:p>VerwaltunRabe</text:p>
          </table:table-cell>
          <table:table-cell office:value-type="float" office:value="-145.2" calcext:value-type="float">
            <text:p>-145.20</text:p>
          </table:table-cell>
          <table:table-cell/>
          <table:table-cell table:formula="of:=[.E$142]+SUM([.C133:.C$140])" office:value-type="float" office:value="5801.96" calcext:value-type="float">
            <text:p>5801.9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30-1</text:p>
          </table:table-cell>
          <table:table-cell office:value-type="string" calcext:value-type="string">
            <text:p>BADENOVA</text:p>
          </table:table-cell>
          <table:table-cell office:value-type="float" office:value="-23" calcext:value-type="float">
            <text:p>-23.00</text:p>
          </table:table-cell>
          <table:table-cell/>
          <table:table-cell table:formula="of:=[.E$142]+SUM([.C134:.C$140])" office:value-type="float" office:value="5947.16" calcext:value-type="float">
            <text:p>5947.1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30-1</text:p>
          </table:table-cell>
          <table:table-cell office:value-type="string" calcext:value-type="string">
            <text:p>BNETZE</text:p>
          </table:table-cell>
          <table:table-cell office:value-type="float" office:value="-66" calcext:value-type="float">
            <text:p>-66.00</text:p>
          </table:table-cell>
          <table:table-cell/>
          <table:table-cell table:formula="of:=[.E$142]+SUM([.C135:.C$140])" office:value-type="float" office:value="5970.16" calcext:value-type="float">
            <text:p>5970.1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3-1</text:p>
          </table:table-cell>
          <table:table-cell office:value-type="string" calcext:value-type="string">
            <text:p>EINLAGENALEX</text:p>
          </table:table-cell>
          <table:table-cell office:value-type="float" office:value="70" calcext:value-type="float">
            <text:p>70.00</text:p>
          </table:table-cell>
          <table:table-cell/>
          <table:table-cell table:formula="of:=[.E$142]+SUM([.C136:.C$140])" office:value-type="float" office:value="6036.16" calcext:value-type="float">
            <text:p>6036.1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3-1</text:p>
          </table:table-cell>
          <table:table-cell office:value-type="string" calcext:value-type="string">
            <text:p>NKROEDER</text:p>
          </table:table-cell>
          <table:table-cell office:value-type="float" office:value="140" calcext:value-type="float">
            <text:p>140.00</text:p>
          </table:table-cell>
          <table:table-cell/>
          <table:table-cell table:formula="of:=[.E$142]+SUM([.C137:.C$140])" office:value-type="float" office:value="5966.16" calcext:value-type="float">
            <text:p>5966.1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4-1</text:p>
          </table:table-cell>
          <table:table-cell office:value-type="string" calcext:value-type="string">
            <text:p>NKHOLGER</text:p>
          </table:table-cell>
          <table:table-cell office:value-type="float" office:value="200" calcext:value-type="float">
            <text:p>200.00</text:p>
          </table:table-cell>
          <table:table-cell/>
          <table:table-cell table:formula="of:=[.E$142]+SUM([.C138:.C$140])" office:value-type="float" office:value="5826.16" calcext:value-type="float">
            <text:p>5826.1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-1</text:p>
          </table:table-cell>
          <table:table-cell office:value-type="string" calcext:value-type="string">
            <text:p>NKPETER</text:p>
          </table:table-cell>
          <table:table-cell office:value-type="float" office:value="220" calcext:value-type="float">
            <text:p>220.00</text:p>
          </table:table-cell>
          <table:table-cell/>
          <table:table-cell table:formula="of:=[.E$142]+SUM([.C139:.C$140])" office:value-type="float" office:value="5626.16" calcext:value-type="float">
            <text:p>5626.1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-1</text:p>
          </table:table-cell>
          <table:table-cell office:value-type="string" calcext:value-type="string">
            <text:p>SVGEBAEUDE</text:p>
          </table:table-cell>
          <table:table-cell office:value-type="float" office:value="-500.61" calcext:value-type="float">
            <text:p>-500.61</text:p>
          </table:table-cell>
          <table:table-cell/>
          <table:table-cell table:formula="of:=[.E$142]+SUM([.C140:.C$140])" office:value-type="float" office:value="5406.16" calcext:value-type="float">
            <text:p>5406.1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float" office:value="5906.77" calcext:value-type="float">
            <text:p>5906.77</text:p>
          </table:table-cell>
          <table:table-cell table:number-columns-repeated="1019"/>
        </table:table-row>
        <table:table-row table:style-name="ro1" table:number-rows-repeated="104843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7">00/00/0000</text:date>, <text:time style:data-style-name="N2" text:time-value="07:57:47.85281117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7T17:45:33.328246116</meta:creation-date>
    <meta:generator>LibreOffice/5.1.6.2$Linux_X86_64 LibreOffice_project/10m0$Build-2</meta:generator>
    <dc:date>2018-05-17T08:17:48.947307878</dc:date>
    <meta:editing-duration>PT59M23S</meta:editing-duration>
    <meta:editing-cycles>12</meta:editing-cycles>
    <meta:document-statistic meta:table-count="1" meta:cell-count="544" meta:object-count="0"/>
  </office:meta>
</office:document-meta>
</file>